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5951in" style:use-optimal-column-width="false"/>
    </style:style>
    <style:style style:name="Table2" style:family="table">
      <style:table-properties style:width="0.5951in" fo:margin-left="0.046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7" style:family="table-column">
      <style:table-column-properties style:column-width="0.7062in" style:use-optimal-column-width="false"/>
    </style:style>
    <style:style style:name="Table6" style:family="table">
      <style:table-properties style:width="0.7062in" fo:margin-left="0.046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11" style:family="table-column">
      <style:table-column-properties style:column-width="0.8173in" style:use-optimal-column-width="false"/>
    </style:style>
    <style:style style:name="TableColumn12" style:family="table-column">
      <style:table-column-properties style:column-width="0.7611in" style:use-optimal-column-width="false"/>
    </style:style>
    <style:style style:name="TableColumn13" style:family="table-column">
      <style:table-column-properties style:column-width="0.9826in" style:use-optimal-column-width="false"/>
    </style:style>
    <style:style style:name="Table10" style:family="table">
      <style:table-properties style:width="2.5611in" fo:margin-left="0.0465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mysql&gt;<text:s/>create table Panel(pv_no VARCHAR(5)PRIMARY KEY,pv_type VARCHAR(20),capacity INT,price BIGINT(5));</text:p>
      <text:p text:style-name="Standard"/>
      <text:p text:style-name="Standard">mysql&gt; create table Vendor(tin_no VARCHAR(5)PRIMARY KEY,vname VARCHAR(20),vphone INT,vaddr VARCHAR(20));</text:p>
      <text:p text:style-name="Standard"/>
      <text:p text:style-name="Standard">mysql&gt; CREATE table User(hno VARCHAR(5)primary KEY,uaddr VARCHAR(20));</text:p>
      <text:p text:style-name="Standard"/>
      <text:p text:style-name="Standard">mysql&gt; CREATE table Install(pvno VARCHAR(5),tinno varchar(5),hno varchar(5),cost BIGINT(6),date DATE,type VARCHAR(20),PRIMARY KEY(pvno,tinno,hno),foreign key(pvno)references Panel(pv_no),foreign key(hno)references User(hno));</text:p>
      <text:p text:style-name="Standard"/>
      <text:p text:style-name="Standard">mysql&gt;<text:s/>create table Soldby(pvno VARCHAR(5),tin_no VARCHAR(5),PRIMARY KEY(pvno,tin_no),Foreign key(pvno)References Panel(pv_no),foreign key(tin_no)references Vendor(tin_no));</text:p>
      <text:p text:style-name="Standard"/>
      <text:p text:style-name="Standard">mysql&gt; create table Purchasedby(pv_no VARCHAR(5),h_no VARCHAR(5),primary key(pv_no,h_no),foreign key(pv_no)references Panel(pv_no),Foreign key(h_no)references User(hno));</text:p>
      <text:p text:style-name="Standard"/>
      <text:p text:style-name="Standard">insert into Panel values('p1','monocrystaline',25,46000.02);</text:p>
      <text:p text:style-name="Standard">Query OK, 1 row affected (0.01 sec)</text:p>
      <text:p text:style-name="Standard"/>
      <text:p text:style-name="Standard">mysql&gt; insert into Panel values('p2','polycrystaline',15,62000.02);</text:p>
      <text:p text:style-name="Standard">Query<text:s/>OK, 1 row affected (0.02 sec)</text:p>
      <text:p text:style-name="Standard"/>
      <text:p text:style-name="Standard">mysql&gt; insert into Panel values('p3','monocrystaline',15,45000.02);</text:p>
      <text:p text:style-name="Standard">Query OK, 1 row affected (0.04 sec)</text:p>
      <text:p text:style-name="Standard"/>
      <text:p text:style-name="Standard">mysql&gt;<text:s/>insert into Panel values('p4','monocrystaline',5,40000.02);</text:p>
      <text:p text:style-name="Standard">Query OK, 1 row affected (0.05 sec)</text:p>
      <text:p text:style-name="Standard"/>
      <text:p text:style-name="Standard">mysql&gt; insert into Panel values('p5','polycrystaline',30,65000.02);</text:p>
      <text:p text:style-name="Standard">Query OK, 1 row affected (0.05 sec)</text:p>
      <text:p text:style-name="Standard"/>
      <text:p text:style-name="Standard">insert into Vendor values('t1','priya','4666666','mysore');</text:p>
      <text:p text:style-name="Standard">Query OK, 1 row affected (0.05 sec)</text:p>
      <text:p text:style-name="Standard"/>
      <text:p text:style-name="Standard">mysql&gt; insert into Vendor values('t2','karun','345666','mysore');</text:p>
      <text:p text:style-name="Standard">Query OK, 1 row affected (0.05 sec)</text:p>
      <text:p text:style-name="Standard"/>
      <text:p text:style-name="Standard">mysql&gt; insert into Vendor values('t3','bheem','345555','mysore');</text:p>
      <text:p text:style-name="Standard">Query OK, 1 row affected (0.05 sec)</text:p>
      <text:p text:style-name="Standard"/>
      <text:p text:style-name="Standard">mysql&gt;<text:s/>insert into Vendor values('t4','ponnu','8785784','bangalore');</text:p>
      <text:p text:style-name="Standard">Query OK, 1 row affected (0.01 sec)</text:p>
      <text:p text:style-name="Standard"/>
      <text:p text:style-name="Standard">mysql&gt; insert into Vendor values('t5','kavana','7684586','bangalore');</text:p>
      <text:p text:style-name="Standard">Query OK, 1 row affected (0.05 sec)</text:p>
      <text:p text:style-name="Standard"/>
      <text:p text:style-name="Standard">insert into User values('h1','mysore');</text:p>
      <text:p text:style-name="Standard">Query OK, 1 row affected (0.01 sec)</text:p>
      <text:p text:style-name="Standard"/>
      <text:p text:style-name="Standard">mysql&gt; insert into User values('h2','bangalore');</text:p>
      <text:p text:style-name="Standard">Query OK, 1 row affected (0.01 sec)</text:p>
      <text:p text:style-name="Standard"/>
      <text:p text:style-name="Standard">mysql&gt; insert into User values('h3','tumkur');</text:p>
      <text:p text:style-name="Standard">Query OK, 1 row affected (0.04 sec)</text:p>
      <text:p text:style-name="Standard"/>
      <text:p text:style-name="Standard">mysql&gt;<text:s/>insert into User values('h4','mysore');</text:p>
      <text:p text:style-name="Standard">Query OK, 1 row affected (0.05 sec)</text:p>
      <text:p text:style-name="Standard"/>
      <text:p text:style-name="Standard">mysql&gt; insert into User values('h5','shimoga');</text:p>
      <text:p text:style-name="Standard">Query OK, 1 row affected (0.04 sec)</text:p>
      <text:p text:style-name="Standard"/>
      <text:p text:style-name="Standard">insert into Install values('p1','t1','h1',48000.02,'2022-08-07','domestic');</text:p>
      <text:p text:style-name="Standard">Query OK, 1 row<text:s/>affected (0.05 sec)</text:p>
      <text:p text:style-name="Standard"/>
      <text:p text:style-name="Standard">mysql&gt; insert into Install values('p1','t1','h2',49000.02,'2022-07-12','commercial');</text:p>
      <text:p text:style-name="Standard">Query OK, 1 row affected (0.05 sec)</text:p>
      <text:p text:style-name="Standard"/>
      <text:p text:style-name="Standard">mysql&gt; insert into Install values('p2','t2','h3',50000.02,'2022-12-11','domestic');</text:p>
      <text:p text:style-name="Standard">Query OK, 1 row affected (0.06 sec)</text:p>
      <text:p text:style-name="Standard"/>
      <text:p text:style-name="Standard">mysql&gt; insert into Install values('p3','t3','h4',40000.02,'2023-08-07','commercial');</text:p>
      <text:p text:style-name="Standard">Query OK, 1 row affected (0.05 sec)</text:p>
      <text:p text:style-name="Standard"/>
      <text:p text:style-name="Standard">mysql&gt; insert into Install values('p4','t4','h2',680000.02,'2023-04-07','commercial');</text:p>
      <text:p text:style-name="Standard">Query OK, 1 row affected (0.05 sec)</text:p>
      <text:p text:style-name="Standard"/>
      <text:p text:style-name="Standard">mysql&gt; insert into Install values('p5','t1','h4',620000.02,'2022-01-02','commercial');</text:p>
      <text:p text:style-name="Standard">Query OK, 1 row affected (0.05 sec)</text:p>
      <text:p text:style-name="Standard"/>
      <text:p text:style-name="Standard">mysql&gt; insert into Install values('p5','t1','h5',460000.02,'2022-01-05','domestic');</text:p>
      <text:p text:style-name="Standard">Query OK, 1 row affected (0.06 sec)</text:p>
      <text:p text:style-name="Standard"/>
      <text:p text:style-name="Standard">mysql&gt; insert into Install values('p5','t5','h5',680000.02,'2023-01-05','commercial');</text:p>
      <text:p text:style-name="Standard"/>
      <text:p text:style-name="Standard"/>
      <text:p text:style-name="Standard">insert into Soldby values('p1','t1');</text:p>
      <text:p text:style-name="Standard">Query OK, 1 row affected (0.04 sec)</text:p>
      <text:p text:style-name="Standard"/>
      <text:p text:style-name="Standard">mysql&gt;<text:s/>insert into Soldby values('p5','t1');</text:p>
      <text:p text:style-name="Standard">Query OK, 1 row affected (0.00 sec)</text:p>
      <text:p text:style-name="Standard"/>
      <text:p text:style-name="Standard">mysql&gt; insert into Soldby values('p2','t2');</text:p>
      <text:p text:style-name="Standard">Query OK, 1 row affected (0.05 sec)</text:p>
      <text:p text:style-name="Standard"/>
      <text:p text:style-name="Standard">mysql&gt; insert into Soldby values('p3','t3');</text:p>
      <text:p text:style-name="Standard">Query OK, 1 row affected (0.04 sec)</text:p>
      <text:p text:style-name="Standard"/>
      <text:p text:style-name="Standard">mysql&gt; insert into Soldby values('p4','t4');</text:p>
      <text:p text:style-name="Standard">Query OK, 1 row affected (0.05 sec)</text:p>
      <text:p text:style-name="Standard"/>
      <text:soft-page-break/>
      <text:p text:style-name="Standard">mysql&gt; insert into Purchasedby values('p1','h1');</text:p>
      <text:p text:style-name="Standard">Query OK, 1 row affected (0.01 sec)</text:p>
      <text:p text:style-name="Standard"/>
      <text:p text:style-name="Standard">mysql&gt; insert into Purchasedby values('p1','h2');</text:p>
      <text:p text:style-name="Standard">Query OK, 1 row affected (0.04 sec)</text:p>
      <text:p text:style-name="Standard"/>
      <text:p text:style-name="Standard">mysql&gt; insert into Purchasedby values('p2','h3');</text:p>
      <text:p text:style-name="Standard">Query OK, 1 row affected (0.04 sec)</text:p>
      <text:p text:style-name="Standard"/>
      <text:p text:style-name="Standard">mysql&gt; insert into Purchasedby values('p3','h4');</text:p>
      <text:p text:style-name="Standard">Query OK, 1 row affected (0.06 sec)</text:p>
      <text:p text:style-name="Standard"/>
      <text:p text:style-name="Standard">mysql&gt;<text:s/>insert into Purchasedby values('p5','h5');</text:p>
      <text:p text:style-name="Standard">Query OK, 1 row affected (0.05 sec)</text:p>
      <text:p text:style-name="Standard"/>
      <text:p text:style-name="Standard">Queries 2nd</text:p>
      <text:p text:style-name="Standard">mysql&gt; select u.uaddr from User u,Install i,Panel p where u.hno=i.hno and p.pv_no=i.pvno and p.capacity=(select max(capacity) from Panel);</text:p>
      <text:p text:style-name="Standard"/>
      <text:p text:style-name="Standard">+---------+</text:p>
      <text:p text:style-name="Standard">| uaddr <text:s text:c="2"/>|</text:p>
      <text:p text:style-name="Standard">+---------+</text:p>
      <text:p text:style-name="Standard">| mysore <text:s/>|</text:p>
      <text:p text:style-name="Standard">| shimoga |</text:p>
      <text:p text:style-name="Standard">| shimoga |</text:p>
      <table:table table:style-name="Table2">
        <table:table-columns>
          <table:table-column table:style-name="TableColumn3"/>
        </table:table-columns>
        <table:table-header-rows>
          <table:table-row table:style-name="TableRow4">
            <table:table-cell table:style-name="TableCell5">
              <text:p text:style-name="TableContents"/>
            </table:table-cell>
          </table:table-row>
        </table:table-header-rows>
      </table:table>
      <text:p text:style-name="Standard"/>
      <text:p text:style-name="Standard"/>
      <text:p text:style-name="Standard">mysql&gt; select u.uaddr from User u,Install i,Panel p where u.hno=i.hno and p.pv_no=i.pvno and p.pv_type='monocrystaline';</text:p>
      <text:p text:style-name="Standard"/>
      <text:p text:style-name="Standard">+-----------+</text:p>
      <text:p text:style-name="Standard">| uaddr <text:s text:c="4"/>|</text:p>
      <text:p text:style-name="Standard">+-----------+</text:p>
      <text:p text:style-name="Standard">| mysore <text:s text:c="3"/>|</text:p>
      <text:p text:style-name="Standard">| bangalore |</text:p>
      <text:p text:style-name="Standard">| mysore <text:s text:c="3"/>|</text:p>
      <text:p text:style-name="Standard">|<text:s/>bangalore |</text:p>
      <table:table table:style-name="Table6">
        <table:table-columns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TableContents"/>
            </table:table-cell>
          </table:table-row>
        </table:table-header-rows>
      </table:table>
      <text:p text:style-name="Standard"/>
      <text:p text:style-name="Standard">mysql&gt; select sum(i.cost),p.pv_type,u.uaddr from Install i,Panel p,User u where p.pv_no=i.pvno and u.hno=i.hno and u.uaddr='mysore'group by p.pv_type;</text:p>
      <text:p text:style-name="Standard"/>
      <text:p text:style-name="Standard">+-------------+----------------+--------+</text:p>
      <text:p text:style-name="Standard">| sum(i.cost) | pv_type <text:s text:c="7"/>| uaddr <text:s/>|</text:p>
      <text:p text:style-name="Standard">+-------------+----------------+--------+</text:p>
      <text:p text:style-name="Standard">| <text:s text:c="6"/>88000 | monocrystaline | mysore |</text:p>
      <text:p text:style-name="Standard">| <text:s text:c="5"/>620000 | polycrystaline | mysore |</text:p>
      <text:p text:style-name="Standard">+-------------+----------------+--------+</text:p>
      <text:p text:style-name="Standard">2 rows in set (0.01 sec)</text:p>
      <text:p text:style-name="Standard"/>
      <text:soft-page-break/>
      <text:p text:style-name="Standard">select avg(i.cost),i.type,p.pv_type from Install i,Panel p where i.pvno=p.pv_no and i.type='commercial'group by p.pv_type;</text:p>
      <text:p text:style-name="Standard">+-------------+------------+----------------+</text:p>
      <text:p text:style-name="Standard">| avg(i.cost) | type <text:s text:c="6"/>| pv_type <text:s text:c="7"/>|</text:p>
      <text:p text:style-name="Standard">+-------------+------------+----------------+</text:p>
      <text:p text:style-name="Standard">| 256333.3333 | commercial | monocrystaline |</text:p>
      <text:p text:style-name="Standard">| 650000.0000 |<text:s/>commercial | polycrystaline |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>
              <text:p text:style-name="TableContents"/>
            </table:table-cell>
            <table:table-cell table:style-name="TableCell16">
              <text:p text:style-name="TableContents"/>
            </table:table-cell>
            <table:table-cell table:style-name="TableCell17">
              <text:p text:style-name="Table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>mysql&gt; select v.* from Vendor v,Install i,Panel p where p.pv_no=i.pvno and v.tin_no=i.tinno and i.date&gt;=(select MIN(i.date));</text:p>
      <text:p text:style-name="Standard"/>
      <text:p text:style-name="Standard"/>
      <text:p text:style-name="Standard">1. mysql&gt; select v.vname,count(*) from Vendor v join Install i ON v.tin_no=i.tinno where i.type='domestic'group by v.vname;</text:p>
      <text:p text:style-name="Standard">+-------+----------+</text:p>
      <text:p text:style-name="Standard">| vname | count(*) |</text:p>
      <text:p text:style-name="Standard">+-------+----------+</text:p>
      <text:p text:style-name="Standard">| priya | <text:s text:c="7"/>2 |</text:p>
      <text:p text:style-name="Standard">| karun | <text:s text:c="7"/>1 |</text:p>
      <text:p text:style-name="Standard">+-------+----------+</text:p>
      <text:p text:style-name="Standard"/>
      <text:p text:style-name="Standard">5.mysql&gt;<text:s/>select v.vname,p.pv_type,min(i.date) from Vendor v join Install i on v.tin_no=i.tinno join Panel p on i.pvno=p.pv_no group by v.vname,p.pv_type order by min(i.date);</text:p>
      <text:p text:style-name="Standard"/>
      <text:p text:style-name="Standard">+--------+----------------+------------+</text:p>
      <text:p text:style-name="Standard">| vname <text:s/>| pv_type <text:s text:c="7"/>| oldestdate |</text:p>
      <text:p text:style-name="Standard">+--------+----------------+------------+</text:p>
      <text:p text:style-name="Standard">| priya <text:s/>| polycrystaline | 2022-01-02 |</text:p>
      <text:p text:style-name="Standard">| priya <text:s/>| monocrystaline | 2022-07-12 |</text:p>
      <text:p text:style-name="Standard">| karun <text:s/>| polycrystaline | 2022-12-11 |</text:p>
      <text:p text:style-name="Standard">| kavana | polycrystaline | 2023-01-05 |</text:p>
      <text:p text:style-name="Standard">| ponnu <text:s/>| monocrystaline | 2023-04-07 |</text:p>
      <text:p text:style-name="Standard">| bheem <text:s/>| monocrystaline | 2023-08-07 |</text:p>
      <text:p text:style-name="Standard">+--------+----------------+------------+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10 Pro</dc:creator>
    <meta:creation-date>2023-08-22T01:02:00Z</meta:creation-date>
    <dc:date>2023-09-06T14:01:00Z</dc:date>
    <meta:template xlink:href="Normal" xlink:type="simple"/>
    <meta:editing-cycles>3</meta:editing-cycles>
    <meta:editing-duration>PT3780S</meta:editing-duration>
    <meta:document-statistic meta:page-count="4" meta:paragraph-count="12" meta:word-count="939" meta:character-count="6282" meta:row-count="44" meta:non-whitespace-character-count="5355"/>
  </office:meta>
</office:document-meta>
</file>